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style:font-style-asian="normal" style:font-style-complex="normal"/>
    </style:style>
    <style:style style:name="P14" style:family="paragraph" style:parent-style-name="Heading_20_4">
      <style:text-properties style:font-name="Times New Roman" fo:font-size="12pt" fo:font-weight="normal" style:font-size-asian="12pt" style:font-weight-asian="normal" style:font-size-complex="12pt" style:font-weight-complex="normal"/>
    </style:style>
    <style:style style:name="P15"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6" style:family="paragraph" style:parent-style-name="Heading_20_3">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Times New Roman" fo:font-size="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language="en" fo:country="GB" style:text-underline-style="none" fo:font-weight="normal" style:font-size-asian="12pt" style:font-weight-asian="normal" style:font-size-complex="12pt" style:font-weight-complex="normal"/>
    </style:style>
    <style:style style:name="T9" style:family="text">
      <style:text-properties style:font-name="Times New Roman" fo:font-style="normal" style:font-style-asian="normal" style:font-style-complex="normal"/>
    </style:style>
    <style:style style:name="T10" style:family="text">
      <style:text-properties style:text-underline-style="none" fo:font-weight="normal" style:font-size-asian="12pt" style:font-weight-asian="normal" style:font-size-complex="12pt"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style:font-style-asian="normal" style:font-style-complex="normal"/>
    </style:style>
    <style:style style:name="T18" style:family="text">
      <style:text-properties fo:font-style="normal" style:font-style-asian="normal" style:font-style-complex="normal"/>
    </style:style>
    <style:style style:name="T19" style:family="text">
      <style:text-properties fo:language="en" fo:country="GB" style:text-underline-style="none"/>
    </style:style>
    <style:style style:name="T20" style:family="text">
      <style:text-properties fo:language="en" fo:country="GB" style:text-underline-style="none" fo:font-weight="normal" style:font-size-asian="12pt" style:font-weight-asian="normal" style:font-size-complex="12pt" style:font-weight-complex="normal"/>
    </style:style>
    <style:style style:name="T21" style:family="text">
      <style:text-properties fo:language="en" fo:country="GB" fo:font-style="normal" style:text-underline-style="none" fo:font-weight="normal" style:font-style-asian="normal" style:font-weight-asian="normal" style:font-style-complex="normal" style:font-weight-complex="normal"/>
    </style:style>
    <style:style style:name="T22"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style:font-size-asian="12pt" style:font-size-complex="12pt"/>
    </style:style>
    <style:style style:name="T25" style:family="text">
      <style:text-properties style:font-name="serif"/>
    </style:style>
    <style:style style:name="T26" style:family="text">
      <style:text-properties fo:font-weight="bold"/>
    </style:style>
    <style:style style:name="T27" style:family="text">
      <style:text-properties style:text-position="super 58%" fo:font-style="normal" style:font-style-asian="normal" style:font-style-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ing Genetic Algorithms to Enhance the Believability of NPCs</text:p>
      <text:p text:style-name="P10"/>
      <text:p text:style-name="P3"/>
      <text:p text:style-name="P3"/>
      <text:p text:style-name="P3">The literature review is an essential requirement of any academic project. This provides the background to the project, it establishes what you intend to do, and shows the reader that what you have done is the result of academic study, rather than an unfounded whim. The literature review is where you contextualise your work with respect to existing published literature. If undertaking an external project, you should also describe the client and outline the nature of their work or business, and explain how the artefact will address the client’s needs. </text:p>
      <text:p text:style-name="P3"/>
      <text:p text:style-name="P4"/>
      <text:p text:style-name="P2"><text:span text:style-name="T19">Constructing Intelligent Agents </text:span>in Games!</text:p>
      <text:p text:style-name="P2">http://www.naefrontiers.org/file.aspx?id=21943</text:p>
      <text:p text:style-name="P2"/>
      <text:p text:style-name="P2">Before that, Downsides of FSMs.</text:p>
      <text:p text:style-name="P2"/>
      <text:p text:style-name="P2">constructing intelligent agents in games</text:p>
      <text:p text:style-name="P2">genetic algorithms in video games</text:p>
      <text:h text:style-name="P16" text:outline-level="3"><text:a xlink:type="simple" xlink:href="http://ieeexplore.ieee.org/xpls/abs_all.jsp?arnumber=1545941" text:style-name="Internet_20_link">Real-time neuroevolution in the NERO </text:a><text:a xlink:type="simple" xlink:href="http://ieeexplore.ieee.org/xpls/abs_all.jsp?arnumber=1545941" text:style-name="Internet_20_link"><text:span text:style-name="T26">video game</text:span></text:a></text:h>
      <text:p text:style-name="P2"/>
      <text:p text:style-name="P4"/>
      <text:p text:style-name="P4"/>
      <text:p text:style-name="P5">Abstract</text:p>
      <text:p text:style-name="P9"><text:span text:style-name="Strong_20_Emphasis"><text:span text:style-name="T3">"Computers are incredibly fast, accurate and stupid. On the other hand, a well trained operator as compared with a computer is incredibly slow, inaccurate and brilliant" (Unknown, 1969).</text:span></text:span></text:p>
      <text:p text:style-name="P9"><text:span text:style-name="Strong_20_Emphasis"><text:span text:style-name="T3"/></text:span></text:p>
      <text:p text:style-name="P9"><text:span text:style-name="Strong_20_Emphasis"><text:span text:style-name="T3">"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4"/>
      <text:p text:style-name="P5">Literature Review</text:p>
      <text:p text:style-name="P4">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e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4"/>
      <text:p text:style-name="P4"><text:s/>“The artificial intelligence systems of video games have historically relied on finite state machines <text:soft-page-break/>to provide a decision-making mechanism for the computer-controlled characters. These finite state machines are implemented in virtually all computer games that have been developed and released” (Miles and Tashakkori, 2010, 32-33).</text:p>
      <text:p text:style-name="P7"><text:span text:style-name="T20">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0">Rudomı</text:span><text:span text:style-name="T24">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8"/>
      <text:p text:style-name="P9"><text:span text:style-name="T2">"</text:span><text:span text:style-name="T24">Each instance of the Terror Drone in the level, holds his own state variables, when the TerrorDrone </text:span><text:span text:style-name="T7">is constructed, the </text:span><text:span text:style-name="Strong_20_Emphasis"><text:span text:style-name="T7">mState</text:span></text:span><text:span text:style-name="T7"> variable, which keeps track of its current state is initialized to </text:span><text:span text:style-name="Strong_20_Emphasis"><text:span text:style-name="T7">TerrorDroneState.MOVE</text:span></text:span><text:span text:style-name="T7">, and the update function is called in an endless loop, performing different things according to the current state.</text:span></text:p>
      <text:h text:style-name="P14"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15">1</text:p>
              <text:p text:style-name="P15">2</text:p>
              <text:p text:style-name="P15">3</text:p>
              <text:p text:style-name="P15">4</text:p>
              <text:p text:style-name="P15">5</text:p>
              <text:p text:style-name="P15">6</text:p>
              <text:p text:style-name="P15">7</text:p>
              <text:p text:style-name="P15">8</text:p>
              <text:p text:style-name="P15">9</text:p>
              <text:p text:style-name="P15">10</text:p>
              <text:p text:style-name="P15">11</text:p>
              <text:p text:style-name="P15">12</text:p>
              <text:p text:style-name="P15">13</text:p>
              <text:p text:style-name="P15">14</text:p>
              <text:p text:style-name="P15">15</text:p>
              <text:p text:style-name="P15">16</text:p>
              <text:p text:style-name="P15">17</text:p>
              <text:p text:style-name="P15">18</text:p>
              <text:p text:style-name="P15">19</text:p>
              <text:p text:style-name="P15">20</text:p>
              <text:p text:style-name="P15">21</text:p>
              <text:p text:style-name="P15">22</text:p>
              <text:p text:style-name="P15">23</text:p>
              <text:p text:style-name="P15">24</text:p>
              <text:p text:style-name="P15">25</text:p>
              <text:p text:style-name="P15">26</text:p>
              <text:p text:style-name="P15">27</text:p>
              <text:p text:style-name="P15">28</text:p>
              <text:p text:style-name="P15">29</text:p>
              <text:p text:style-name="P15">30</text:p>
              <text:p text:style-name="P15">31</text:p>
              <text:p text:style-name="P15">32</text:p>
              <text:p text:style-name="P15">33</text:p>
              <text:p text:style-name="P15"><text:soft-page-break/>34</text:p>
              <text:p text:style-name="P15">35</text:p>
            </table:table-cell>
            <table:table-cell table:style-name="Table1.A1" office:value-type="string">
              <text:p text:style-name="Table_20_Contents"><text:span text:style-name="Source_20_Text"><text:span text:style-name="T7">function TerrorDrone:Update()</text:span></text:span></text:p>
              <text:p text:style-name="P15"> </text:p>
              <text:p text:style-name="Table_20_Contents"><text:span text:style-name="Source_20_Text"><text:span text:style-name="T7">-- Update current time</text:span></text:span></text:p>
              <text:p text:style-name="Table_20_Contents"><text:span text:style-name="Source_20_Text"><text:span text:style-name="T7">    self.mCurMS = gw.getCurrentMs()</text:span></text:span></text:p>
              <text:p text:style-name="P15"> </text:p>
              <text:p text:style-name="Table_20_Contents"><text:span text:style-name="Source_20_Text"><text:span text:style-name="T7">    -- get self current position</text:span></text:span></text:p>
              <text:p text:style-name="Table_20_Contents"><text:span text:style-name="Source_20_Text"><text:span text:style-name="T7">    self.x, self.y = go.getPosition(self.ptr)</text:span></text:span></text:p>
              <text:p text:style-name="Table_20_Contents"><text:span text:style-name="Source_20_Text"><text:span text:style-name="T7">    self.px, self.py = gw.getPlayerPosition()</text:span></text:span></text:p>
              <text:p text:style-name="P15"> </text:p>
              <text:p text:style-name="Table_20_Contents"><text:span text:style-name="Source_20_Text"><text:span text:style-name="T7">    -------------------</text:span></text:span></text:p>
              <text:p text:style-name="Table_20_Contents"><text:span text:style-name="Source_20_Text"><text:span text:style-name="T7">    -- State Machine --</text:span></text:span></text:p>
              <text:p text:style-name="Table_20_Contents"><text:span text:style-name="Source_20_Text"><text:span text:style-name="T7">    -------------------</text:span></text:span></text:p>
              <text:p text:style-name="P15"> </text:p>
              <text:p text:style-name="Table_20_Contents"><text:span text:style-name="Source_20_Text"><text:span text:style-name="T7">    if (self.mState == TerrorDroneState.MOVE) then</text:span></text:span></text:p>
              <text:p text:style-name="Table_20_Contents"><text:span text:style-name="Source_20_Text"><text:span text:style-name="T7">        self:UpdateMOVE()</text:span></text:span></text:p>
              <text:p text:style-name="P15"> </text:p>
              <text:p text:style-name="Table_20_Contents"><text:span text:style-name="Source_20_Text"><text:span text:style-name="T7">    elseif (self.mState == TerrorDroneState.TURN) then</text:span></text:span></text:p>
              <text:p text:style-name="Table_20_Contents"><text:span text:style-name="Source_20_Text"><text:span text:style-name="T7">        self:UpdateTURN()</text:span></text:span></text:p>
              <text:p text:style-name="P15"> </text:p>
              <text:p text:style-name="Table_20_Contents"><text:span text:style-name="Source_20_Text"><text:span text:style-name="T7">    elseif (self.mState == TerrorDroneState.CHASE) then</text:span></text:span></text:p>
              <text:p text:style-name="Table_20_Contents"><text:span text:style-name="Source_20_Text"><text:span text:style-name="T7">        self:UpdateCHASE()</text:span></text:span></text:p>
              <text:p text:style-name="P15"> </text:p>
              <text:p text:style-name="Table_20_Contents"><text:span text:style-name="Source_20_Text"><text:span text:style-name="T7">    elseif (self.mState == TerrorDroneState.EXPLODE) then</text:span></text:span></text:p>
              <text:p text:style-name="Table_20_Contents"><text:span text:style-name="Source_20_Text"><text:span text:style-name="T7">        self:UpdateEXPLODE()</text:span></text:span></text:p>
              <text:p text:style-name="P15"> </text:p>
              <text:p text:style-name="Table_20_Contents"><text:span text:style-name="Source_20_Text"><text:span text:style-name="T7">    end</text:span></text:span></text:p>
              <text:p text:style-name="P15"> </text:p>
              <text:p text:style-name="Table_20_Contents"><text:span text:style-name="Source_20_Text"><text:span text:style-name="T7">end</text:span></text:span></text:p>
              <text:p text:style-name="P15"> </text:p>
              <text:p text:style-name="Table_20_Contents"><text:span text:style-name="Source_20_Text"><text:span text:style-name="T7">function TerrorDrone:switchState(newState)</text:span></text:span></text:p>
              <text:p text:style-name="Table_20_Contents"><text:span text:style-name="Source_20_Text"><text:span text:style-name="T7">    app.logString("TerrorDrone Changed State: " .. self.mState .. " -&gt; " .. newState)</text:span></text:span></text:p>
              <text:p text:style-name="P15"> </text:p>
              <text:p text:style-name="Table_20_Contents"><text:span text:style-name="Source_20_Text"><text:span text:style-name="T7">    self.mPrevState = self.mState</text:span></text:span></text:p>
              <text:p text:style-name="Table_20_Contents"><text:soft-page-break/><text:span text:style-name="Source_20_Text"><text:span text:style-name="T7">    self.mState = newState</text:span></text:span></text:p>
              <text:p text:style-name="Table_20_Contents"><text:span text:style-name="Source_20_Text"><text:span text:style-name="T7">end"</text:span></text:span></text:p>
              <text:p text:style-name="Table_20_Contents"><text:span text:style-name="Source_20_Text"><text:span text:style-name="T7"/></text:span></text:p>
            </table:table-cell>
          </table:table-row>
          <table:table-row>
            <table:table-cell table:style-name="Table1.A1" office:value-type="string">
              <text:p text:style-name="P15"/>
            </table:table-cell>
            <table:table-cell table:style-name="Table1.A1" office:value-type="string">
              <text:p text:style-name="P15"/>
            </table:table-cell>
          </table:table-row>
        </table:table>
      </text:section>
      <text:p text:style-name="P2">(Zana, 2013)</text:p>
      <text:p text:style-name="P4"/>
      <text:p text:style-name="P4">Geisler states that the downside of using this system is the “high level of predictability of opponents, and a large amount of work manually programming each rule”. To mimic human vs human involves a high amount of tuning for game balance, where </text:p>
      <text:p text:style-name="P7"><text:span text:style-name="T20">“for the experienced player, the AI is never “good enough”. It needs to keep challenging the player, to adapt to the player and if possible learn from the player. </text:span><text:span text:style-name="T25">Instead, a good player will learn the behavior of the enemy AI and begin exploiting it.</text:span><text:span text:style-name="T20">” (Geisler, 2004, 54).</text:span></text:p>
      <text:p text:style-name="P7"><text:span text:style-name="T20">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text:span><text:span text:style-name="T20">standard to “academics”, evolutionary computation methods such as genetic algorithms have only very recently started to be considered within video games. While in the past, these methods were considered too hardware-intensive on memory and CPU to be a common option, with the current </text:span><text:span text:style-name="T20">hardware advancements it is very possible. In fact, these methods have been evidenced in earlier games such as </text:span><text:span text:style-name="T23">Black and White</text:span><text:span text:style-name="T22">, and </text:span><text:span text:style-name="T23">Creatures</text:span><text:span text:style-name="T20">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4"/>
      <text:p text:style-name="P7"><text:span text:style-name="T20">“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0">thought</text:span></text:span><text:span text:style-name="T20">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population of enemies to be better suited to the task at hand, the game changes based on the player's actions, and the AI appear to learn - which, as said, is just as important as having “smarter” AI.</text:span></text:p>
      <text:p text:style-name="P4"/>
      <text:p text:style-name="P7"><text:span text:style-name="T8">Cook goes on to say that the “graphics race” push for bigger and better game worlds is slowing down and about to run its course, and with AI becoming a strrong point of comparison for moder games, with</text:span><text:span text:style-name="T20">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text:span></text:p>
      <text:p text:style-name="P4">large, changing environments that run in real-time. He goes on to say that computational <text:soft-page-break/>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4"/>
      <text:p text:style-name="P7"><text:span text:style-name="T8">Woody Bledsoe said in his AAAI Presidential Address that his dream for computers “was </text:span><text:span text:style-name="T1">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span></text:p>
      <text:p text:style-name="P7"/>
      <text:p text:style-name="P7"/>
      <text:p text:style-name="P4"><text:span text:style-name="T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text:span>In addition, an original solution the developer had not thought of may result (Miikkulainen, 2007).<text:span text:style-name="T1">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span></text:p>
      <text:p text:style-name="P4"/>
      <text:p text:style-name="P4">There have been several other researchers that have attempted to do use evolutionary algorithms <text:soft-page-break/>within video games, such as Cole, Louis and Miles in 2004, who used genetic algorithms to test AI behaviour in <text:span text:style-name="T12">Counter-Strike</text:span><text:span text:style-name="T18">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cause making congruous, smooth gameplay was not a high priority, the latter solution was not implemented. It is however, a valid concern if evolving agents were put into a polished game, but not important to this project.</text:span></text:p>
      <text:p text:style-name="P4"><text:span text:style-name="T9"/></text:p>
      <text:p text:style-name="P4"><text:span text:style-name="T18">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2">Wargus</text:span><text:span text:style-name="T18">. They found that automatically evolved knowledge bases can adapt to many different strategies, and can also evolve high quality tactics (Aha et al, 2006, 83).</text:span></text:p>
      <text:p text:style-name="P7"/>
      <text:p text:style-name="P7"><text:span text:style-name="T20">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0">(Fogel, D. B., 2006, 1). This is a direct parallel to the use of finite state machines within AI and video games, compared to the use of evolutionary computing and genetic algorithms. Once the conditions, metrics and end goal for a genetic algoir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unpredictability of the AI - “ a more predictable opponent is easier to defeat, and predictability is </text:span><text:soft-page-break/><text:span text:style-name="T20">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potential due to their minimal use in games.</text:span></text:p>
      <text:p text:style-name="P7"><text:span text:style-name="T8"/></text:p>
      <text:p text:style-name="P7"><text:span text:style-name="T20">According to Guha, Hastings and Stanley, machine learning, which genetic algorithms are a subsidiary of, have thus far been used in only three commercial video games: </text:span><text:span text:style-name="T23">Colin McRae Rally 2.0, Creatures 3</text:span><text:span text:style-name="T20">, and </text:span><text:span text:style-name="T23">Black and White 2, </text:span><text:span text:style-name="T22">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text:span></text:p>
      <text:p text:style-name="P4"/>
      <text:p text:style-name="P4"/>
      <text:p text:style-name="P6"/>
      <text:p text:style-name="P4"/>
      <text:p text:style-name="P4">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cected for the interesting scenarios and opponenets that feature. Furthermore, the focus on graphics has been falling off and AI is looking more and more appealing as a way to enhance the believability of game worlds and NPCs.</text:p>
      <text:p text:style-name="P4"/>
      <text:p text:style-name="P4"/>
      <text:p text:style-name="P4"/>
      <text:p text:style-name="P4"/>
      <text:p text:style-name="P4"/>
      <text:p text:style-name="P4"/>
      <text:p text:style-name="P5">Bibliography</text:p>
      <text:p text:style-name="P11"><text:span text:style-name="T3">Miles, J. and Tashakkori, R. (2010) Improving Believability Of Simulated Characters. </text:span><text:span text:style-name="T13">Journal of Computing Sciences in Colleges, </text:span><text:span text:style-name="T16">25(3) 32-29.</text:span></text:p>
      <text:p text:style-name="P12"/>
      <text:p text:style-name="P9"><text:span text:style-name="T21"><text:s/>Hernandez, B., Millan, E. and Rudomin, I. (2005) </text:span><text:span text:style-name="T6">Fragment shaders for agent animation using</text:span></text:p>
      <text:p text:style-name="P1">finite state machines. <text:span text:style-name="T12">Simulated Modelling Practice and Theory</text:span><text:span text:style-name="T17">, 13 741-751.</text:span></text:p>
      <text:p text:style-name="P6"/>
      <text:p text:style-name="P9"><text:span text:style-name="T4">Zana, G. (2013) </text:span><text:span text:style-name="T14">Modeling a Simple AI behavior using a Finite State Machine</text:span><text:span text:style-name="T17">. [online] Available from: http://web.archive.org/web/20130203032845/http://blog.manuvra.com/modeling-a-simple-ai-</text:span><text:span text:style-name="T17">behavior-using-a-finite-state-machine/ [Accessed 30 March 2015].</text:span></text:p>
      <text:p text:style-name="P13"/>
      <text:p text:style-name="P13"/>
      <text:p text:style-name="P9"><text:span text:style-name="T17">Back, T., and Schwefel, H. P. (1996) Evolutionary computation: An overview. </text:span><text:span text:style-name="T15">Evolutionary Computation, 1996., Proceedings of IEEE International Conference on,</text:span><text:span text:style-name="T17"> 20-29.</text:span></text:p>
      <text:p text:style-name="P13"><text:soft-page-break/></text:p>
      <text:p text:style-name="P9"><text:span text:style-name="T17">Geisler, B. (2004). Integrated machine learning for behavior modeling in video games. </text:span><text:span text:style-name="T15">Challenges in game artificial intelligence: papers from the 2004 AAAI workshop, </text:span><text:span text:style-name="T17">54-62.</text:span></text:p>
      <text:p text:style-name="P6"/>
      <text:p text:style-name="P6">Cole, N., Louis, S. J., and Miles, C. (2004) Using a genetic algorithm to tune first-person shooter bots. <text:s/><text:span text:style-name="T11">Evolutionary Computation, 2004, </text:span><text:s/>1 139-145.</text:p>
      <text:p text:style-name="P6"/>
      <text:p text:style-name="P6">Bledsoe, W. (1986) I had a dream: AAAI presidential address. <text:span text:style-name="T11">AI Magazine</text:span>, <text:span text:style-name="T11">7</text:span>(1) 57.</text:p>
      <text:p text:style-name="P6"/>
      <text:p text:style-name="P6"><text:s/>Hingston, P. and Soni, B. (2008) Bots trained to play like a human are more fun. <text:span text:style-name="T11">Neural Networks, 2008 (IEEE World Congress on Computational Intelligence),</text:span> 363-369.</text:p>
      <text:p text:style-name="P6"/>
      <text:p text:style-name="P9"><text:span text:style-name="T4">Unknown (1969) </text:span><text:span text:style-name="T5">Advances in Instrumentation,</text:span><text:span text:style-name="T4"> 24(4) 691</text:span><text:span text:style-name="T4">.</text:span></text:p>
      <text:p text:style-name="P6"/>
      <text:p text:style-name="P9">Fogel, D. B. (2006) <text:span text:style-name="T11">Evolutionary computation: toward a new philosophy of machine intelligence. </text:span><text:span text:style-name="T18">Third Edition.</text:span> John Wiley &amp; Sons.</text:p>
      <text:p text:style-name="P6"/>
      <text:p text:style-name="P9">Laird, J., and VanLent, M. (2001) Human-level AI's killer application: Interactive computer games. <text:span text:style-name="T11">AI magazine</text:span>, <text:span text:style-name="T18">22 </text:span>(2) 15.</text:p>
      <text:p text:style-name="P6"/>
      <text:p text:style-name="P6">Cook, M. (2015) Electric Dreams, Part 1: The Lost Future Of AI. [online] Rock Paper Shotgun. Available from: http://www.rockpapershotgun.com/2015/02/13/electric-dreams-part-1-the-lost-future-of-ai/ [Accessed 30 March 2015].</text:p>
      <text:p text:style-name="P6"/>
      <text:p text:style-name="P6">Cook, M. (2015) Electric Dreams, Part 4: The Lost Art Of Dreaming. [online] Rock Paper Shotgun. Available from: http://www.rockpapershotgun.com/2015/03/27/electric-dreams-part-4-the-lost-art-of-dreaming/ [Accessed 30 March 2015].</text:p>
      <text:p text:style-name="P6"/>
      <text:p text:style-name="P9"><text:span text:style-name="T4">Huerta, D. (2014) </text:span><text:bookmark text:name="ld_jskogq_41045"/><text:bookmark text:name="ld_jskogq_41044"/><text:bookmark text:name="__w2_SS90Nuk_toggle_link"/><text:span text:style-name="T4">What is the average cost of development for video games like Halo, Call of Duty, or Assassin's Creed?. [online] Quora. Available from: http://www.quora.com/What-is-the-average-cost-of-development-for-video-games-like-Halo-Call-of-Duty-or-Assassins-Creed [Accessed 30 March 2015]</text:span></text:p>
      <text:p text:style-name="P6"/>
      <text:p text:style-name="P6"/>
      <text:p text:style-name="P9">Back, T., Hammel, U., and Schwefel, H. P. (1997) Evolutionary computation: Comments on the history and current state. <text:span text:style-name="T11">Evolutionary computation, </text:span><text:span text:style-name="T18">1 </text:span>(1) 3-17.</text:p>
      <text:p text:style-name="P6"/>
      <text:p text:style-name="P6">Haupt, R., and Haupt, S. (2004) <text:span text:style-name="T11">Practical genetic algorithms</text:span>. John Wiley &amp; Sons.</text:p>
      <text:p text:style-name="P6"/>
      <text:p text:style-name="P6">Bryant, B., Miikkulainen, R. and Stanley, K. (2005) Real-time neuroevolution in the NERO video game. <text:span text:style-name="T11">Evolutionary Computation, IEEE Transactions,</text:span> 9(6) 653-668.</text:p>
      <text:p text:style-name="P6"/>
      <text:p text:style-name="P6"/>
      <text:p text:style-name="P6">Miikkulainen, R. (2007) Creating intelligent agents in games. <text:span text:style-name="T11">Frontiers of Engineering:: Reports on Leading-Edge Engineering from the 2006 Symposium,</text:span> 15.</text:p>
      <text:p text:style-name="P6"/>
      <text:p text:style-name="P9"><text:span text:style-name="T4">Gartner (2013)</text:span><text:span text:style-name="T5"> </text:span><text:span text:style-name="T12">Gartner Says Worldwide Video Game Market to Total $93 Billion in 2013. </text:span><text:span text:style-name="T18">[online] </text:span><text:span text:style-name="T18">Stamford: Gartner. Available from: http://www.gartner.com/newsroom/id/2614915 [Accessed 1</text:span><text:span text:style-name="T27">st</text:span><text:span text:style-name="T18"> April 2014].</text:span></text:p>
      <text:p text:style-name="P6"/>
      <text:p text:style-name="P6">Guha, R., Hastings, E. and Stanley, K. (2009) Evolving content in the galactic arms race video game. <text:span text:style-name="T11">Computational Intelligence and Games, 2009 </text:span>241-248.</text:p>
      <text:p text:style-name="P6"><text:soft-page-break/></text:p>
      <text:p text:style-name="P6">Aha, D., Muñoz-Avila, H., Ponsen, M. and Spronck, P. (2006) Automatically generating game tactics through evolutionary learning. <text:span text:style-name="T11">AI Magazine</text:span> 27(3) 75-84.</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rif" svg:font-family="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26M21S</meta:editing-duration>
    <meta:editing-cycles>222</meta:editing-cycles>
    <meta:generator>OpenOffice.org/3.4.1$Win32 OpenOffice.org_project/341m1$Build-9593</meta:generator>
    <dc:date>2015-04-02T21:06:20.27</dc:date>
    <meta:document-statistic meta:table-count="1" meta:image-count="0" meta:object-count="0" meta:page-count="8" meta:paragraph-count="124" meta:word-count="3808" meta:character-count="24229"/>
    <meta:user-defined meta:name="Info 1"/>
    <meta:user-defined meta:name="Info 2"/>
    <meta:user-defined meta:name="Info 3"/>
    <meta:user-defined meta:name="Info 4"/>
  </office:meta>
</office:document-meta>
</file>